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 ls</text:p>
      <text:p text:style-name="Standard">README <text:s/>pravBooks <text:s/>software</text:p>
      <text:p text:style-name="Standard"/>
      <text:p text:style-name="Standard">skrishnan@STXBLR1DT007 /d/gitsoft (master)</text:p>
      <text:p text:style-name="Standard">$ mkdir ubunut</text:p>
      <text:p text:style-name="Standard"/>
      <text:p text:style-name="Standard">skrishnan@STXBLR1DT007 /d/gitsoft (master)</text:p>
      <text:p text:style-name="Standard">$ mkdir linux</text:p>
      <text:p text:style-name="Standard"/>
      <text:p text:style-name="Standard">skrishnan@STXBLR1DT007 /d/gitsoft (master)</text:p>
      <text:p text:style-name="Standard">$ cd ubunut/</text:p>
      <text:p text:style-name="Standard"/>
      <text:p text:style-name="Standard">skrishnan@STXBLR1DT007 /d/gitsoft/ubunut (master)</text:p>
      <text:p text:style-name="Standard">$ ls</text:p>
      <text:p text:style-name="Standard"/>
      <text:p text:style-name="Standard">skrishnan@STXBLR1DT007 /d/gitsoft/ubunut (master)</text:p>
      <text:p text:style-name="Standard">$ vi ubu.txt</text:p>
      <text:p text:style-name="Standard"/>
      <text:p text:style-name="Standard">skrishnan@STXBLR1DT007 /d/gitsoft/ubunut (master)</text:p>
      <text:p text:style-name="Standard">$ cd ../linux/</text:p>
      <text:p text:style-name="Standard"/>
      <text:p text:style-name="Standard">skrishnan@STXBLR1DT007 /d/gitsoft/linux (master)</text:p>
      <text:p text:style-name="Standard">$ ls</text:p>
      <text:p text:style-name="Standard"/>
      <text:p text:style-name="Standard">skrishnan@STXBLR1DT007 /d/gitsoft/linux (master)</text:p>
      <text:p text:style-name="Standard">$ vi linx.txt</text:p>
      <text:p text:style-name="Standard"/>
      <text:p text:style-name="Standard">skrishnan@STXBLR1DT007 /d/gitsoft/linux (master)</text:p>
      <text:p text:style-name="Standard">$ cd .,</text:p>
      <text:p text:style-name="Standard">sh.exe": cd: .,: No such file or directory</text:p>
      <text:p text:style-name="Standard"/>
      <text:p text:style-name="Standard">skrishnan@STXBLR1DT007 /d/gitsoft/linux (master)</text:p>
      <text:p text:style-name="Standard">$ cd ..</text:p>
      <text:p text:style-name="Standard"/>
      <text:p text:style-name="Standard">skrishnan@STXBLR1DT007 /d/gitsoft (master)</text:p>
      <text:p text:style-name="Standard">$ pwd</text:p>
      <text:p text:style-name="Standard">/d/gitsoft</text:p>
      <text:p text:style-name="Standard"/>
      <text:p text:style-name="Standard">skrishnan@STXBLR1DT007 /d/gitsoft (master)</text:p>
      <text:p text:style-name="Standard">$ git add ubunut/</text:p>
      <text:p text:style-name="Standard"/>
      <text:p text:style-name="Standard">skrishnan@STXBLR1DT007 /d/gitsoft (master)</text:p>
      <text:p text:style-name="Standard">$ git commit -m 'Added a ubuntu directory'</text:p>
      <text:p text:style-name="Standard">[master 62f3522] Added a ubuntu directory</text:p>
      <text:p text:style-name="Standard"><text:s/>1 files changed, 1 insertions(+), 0 deletions(-)</text:p>
      <text:p text:style-name="Standard"><text:s/>create mode 100644 ubunut/ubu.txt</text:p>
      <text:p text:style-name="Standard"/>
      <text:p text:style-name="Standard">skrishnan@STXBLR1DT007 /d/gitsoft (master)</text:p>
      <text:p text:style-name="Standard">$ git status</text:p>
      <text:p text:style-name="Standard"><text:soft-page-break/># On branch master</text:p>
      <text:p text:style-name="Standard"># Your branch is ahead of 'origin/master' by 1 commit.</text:p>
      <text:p text:style-name="Standard">#</text:p>
      <text:p text:style-name="Standard"># Untracked files:</text:p>
      <text:p text:style-name="Standard"># <text:s text:c="2"/>(use "git add &lt;file&gt;..." to include in what will be committed)</text:p>
      <text:p text:style-name="Standard">#</text:p>
      <text:p text:style-name="Standard"># <text:s text:c="6"/>linux/</text:p>
      <text:p text:style-name="Standard">nothing added to commit but untracked files present (use "git add" to track)</text:p>
      <text:p text:style-name="Standard"/>
      <text:p text:style-name="Standard">skrishnan@STXBLR1DT007 /d/gitsoft (master)</text:p>
      <text:p text:style-name="Standard">$ git add linux/</text:p>
      <text:p text:style-name="Standard"/>
      <text:p text:style-name="Standard">skrishnan@STXBLR1DT007 /d/gitsoft (master)</text:p>
      <text:p text:style-name="Standard">$ git commit -m 'Added a linux direcotory'</text:p>
      <text:p text:style-name="Standard">[master d737dfc] Added a linux direcotory</text:p>
      <text:p text:style-name="Standard"><text:s/>1 files changed, 1 insertions(+), 0 deletions(-)</text:p>
      <text:p text:style-name="Standard"><text:s/>create mode 100644 linux/linx.txt</text:p>
      <text:p text:style-name="Standard"/>
      <text:p text:style-name="Standard">skrishnan@STXBLR1DT007 /d/gitsoft (master)</text:p>
      <text:p text:style-name="Standard">$ git push -u origin master</text:p>
      <text:p text:style-name="Standard">Counting objects: 9, done.</text:p>
      <text:p text:style-name="Standard">Delta compression using up to 4 threads.</text:p>
      <text:p text:style-name="Standard">Compressing objects: 100% (4/4), done.</text:p>
      <text:p text:style-name="Standard">Writing objects: 100% (8/8), 681 bytes, done.</text:p>
      <text:p text:style-name="Standard">Total 8 (delta 1), reused 0 (delta 0)</text:p>
      <text:p text:style-name="Standard">To git@github.com:srkrishnan/softwares.git</text:p>
      <text:p text:style-name="Standard"><text:s text:c="3"/>0f6d30f..d737dfc <text:s/>master -&gt; master</text:p>
      <text:p text:style-name="Standard">Branch master set up to track remote branch master from origin.</text:p>
      <text:p text:style-name="Standard"/>
      <text:p text:style-name="Standard">skrishnan@STXBLR1DT007 /d/gitsoft (master)</text:p>
      <text:p text:style-name="Standard">$ git log</text:p>
      <text:p text:style-name="Standard">commit d737dfc007af945c33b730ff731b168046dff1d6</text:p>
      <text:p text:style-name="Standard">Author: srkrishnan &lt;sairamsrkdgl@gmail.com&gt;</text:p>
      <text:p text:style-name="Standard">Date: <text:s text:c="2"/>Fri Jun 15 11:52:18 2012 +0530</text:p>
      <text:p text:style-name="Standard"/>
      <text:p text:style-name="Standard"><text:s text:c="4"/>Added a linux direcotory</text:p>
      <text:p text:style-name="Standard"/>
      <text:p text:style-name="Standard">commit 62f35224de0a45b90133e8ce7e41ae32533cc725</text:p>
      <text:p text:style-name="Standard">Author: srkrishnan &lt;sairamsrkdgl@gmail.com&gt;</text:p>
      <text:p text:style-name="Standard">Date: <text:s text:c="2"/>Fri Jun 15 11:51:07 2012 +0530</text:p>
      <text:p text:style-name="Standard"/>
      <text:p text:style-name="Standard"><text:s text:c="4"/>Added a ubuntu directory</text:p>
      <text:p text:style-name="Standard"/>
      <text:p text:style-name="Standard">commit 0f6d30fe8fc3edf0fac08345b1be0e125af86510</text:p>
      <text:p text:style-name="Standard">Author: srkrishnan &lt;sairamsrkdgl@gmail.com&gt;</text:p>
      <text:p text:style-name="Standard">Date: <text:s text:c="2"/>Fri Jun 15 11:47:14 2012 +0530</text:p>
      <text:p text:style-name="Standard"/>
      <text:p text:style-name="Standard"><text:s text:c="4"/>modified the software directory name</text:p>
      <text:p text:style-name="Standard"/>
      <text:p text:style-name="Standard"><text:soft-page-break/>commit 40f34087cecb0f4a8cffa69efc2defca9a5f7b75</text:p>
      <text:p text:style-name="Standard">Merge: 6a71ea0 886c67e</text:p>
      <text:p text:style-name="Standard">Author: sivaramakrishnan &lt;sairamsrkdgl@gmail.com&gt;</text:p>
      <text:p text:style-name="Standard">Date: <text:s text:c="2"/>Thu Jun 14 23:12:09 2012 -0700</text:p>
      <text:p text:style-name="Standard"/>
      <text:p text:style-name="Standard"><text:s text:c="4"/>Merge pull request #1 from srkrishnan/prav</text:p>
      <text:p text:style-name="Standard"/>
      <text:p text:style-name="Standard"><text:s text:c="4"/>Scripting books are there!!Are added successfully to master branch</text:p>
      <text:p text:style-name="Standard"/>
      <text:p text:style-name="Standard"/>
      <text:p text:style-name="Standard">skrishnan@STXBLR1DT007 /d/gitsoft (master)</text:p>
      <text:p text:style-name="Standard"/>
      <text:p text:style-name="Standard">skrishnan@STXBLR1DT007 /d/gitsoft/pravBooks (master)</text:p>
      <text:p text:style-name="Standard">$ mkdir trash2</text:p>
      <text:p text:style-name="Standard"/>
      <text:p text:style-name="Standard">skrishnan@STXBLR1DT007 /d/gitsoft/pravBooks (master)</text:p>
      <text:p text:style-name="Standard">$ cd trash2/</text:p>
      <text:p text:style-name="Standard"/>
      <text:p text:style-name="Standard">skrishnan@STXBLR1DT007 /d/gitsoft/pravBooks/trash2 (master)</text:p>
      <text:p text:style-name="Standard">$ touch trs.txt</text:p>
      <text:p text:style-name="Standard"/>
      <text:p text:style-name="Standard">skrishnan@STXBLR1DT007 /d/gitsoft/pravBooks/trash2 (master)</text:p>
      <text:p text:style-name="Standard">$ cd ..</text:p>
      <text:p text:style-name="Standard"/>
      <text:p text:style-name="Standard">skrishnan@STXBLR1DT007 /d/gitsoft/pravBooks (master)</text:p>
      <text:p text:style-name="Standard">$ ls</text:p>
      <text:p text:style-name="Standard">Advanced Bash Shell Scripting Gude.pdf <text:s/>Basic DOS Commands.pdf</text:p>
      <text:p text:style-name="Standard">Advanced Bash-Scripting Guide.pdf <text:s text:c="6"/>trash2</text:p>
      <text:p text:style-name="Standard"/>
      <text:p text:style-name="Standard">skrishnan@STXBLR1DT007 /d/gitsoft/pravBooks (master)</text:p>
      <text:p text:style-name="Standard">$ ls</text:p>
      <text:p text:style-name="Standard">Advanced Bash Shell Scripting Gude.pdf <text:s/>Basic DOS Commands.pdf</text:p>
      <text:p text:style-name="Standard">Advanced Bash-Scripting Guide.pdf <text:s text:c="6"/>trash2</text:p>
      <text:p text:style-name="Standard"/>
      <text:p text:style-name="Standard">skrishnan@STXBLR1DT007 /d/gitsoft/pravBooks (master)</text:p>
      <text:p text:style-name="Standard">$ cd ..</text:p>
      <text:p text:style-name="Standard"/>
      <text:p text:style-name="Standard">skrishnan@STXBLR1DT007 /d/gitsoft (master)</text:p>
      <text:p text:style-name="Standard">$ ls</text:p>
      <text:p text:style-name="Standard">README <text:s/>linux <text:s/>pravBooks <text:s/>software <text:s/>trash <text:s/>ubunut</text:p>
      <text:p text:style-name="Standard"/>
      <text:p text:style-name="Standard">skrishnan@STXBLR1DT007 /d/gitsoft (master)</text:p>
      <text:p text:style-name="Standard">$ git status</text:p>
      <text:p text:style-name="Standard"># On branch master</text:p>
      <text:p text:style-name="Standard"># Untracked files:</text:p>
      <text:p text:style-name="Standard"># <text:s text:c="2"/>(use "git add &lt;file&gt;..." to include in what will be committed)</text:p>
      <text:p text:style-name="Standard">#</text:p>
      <text:p text:style-name="Standard"># <text:s text:c="6"/>pravBooks/Basic DOS Commands.pdf</text:p>
      <text:p text:style-name="Standard"># <text:s text:c="6"/>pravBooks/trash2/</text:p>
      <text:p text:style-name="Standard"><text:soft-page-break/># <text:s text:c="6"/>trash/</text:p>
      <text:p text:style-name="Standard">nothing added to commit but untracked files present (use "git add" to track)</text:p>
      <text:p text:style-name="Standard"/>
      <text:p text:style-name="Standard">skrishnan@STXBLR1DT007 /d/gitsoft (master)</text:p>
      <text:p text:style-name="Standard">$ git add pravBooks/</text:p>
      <text:p text:style-name="Standard"/>
      <text:p text:style-name="Standard">skrishnan@STXBLR1DT007 /d/gitsoft (master)</text:p>
      <text:p text:style-name="Standard">$ git status</text:p>
      <text:p text:style-name="Standard"># On branch master</text:p>
      <text:p text:style-name="Standard"># Changes to be committed:</text:p>
      <text:p text:style-name="Standard"># <text:s text:c="2"/>(use "git reset HEAD &lt;file&gt;..." to unstage)</text:p>
      <text:p text:style-name="Standard">#</text:p>
      <text:p text:style-name="Standard"># <text:s text:c="6"/>new file: <text:s text:c="2"/>pravBooks/Basic DOS Commands.pdf</text:p>
      <text:p text:style-name="Standard"># <text:s text:c="6"/>new file: <text:s text:c="2"/>pravBooks/trash2/trs.txt</text:p>
      <text:p text:style-name="Standard">#</text:p>
      <text:p text:style-name="Standard"># Untracked files:</text:p>
      <text:p text:style-name="Standard"># <text:s text:c="2"/>(use "git add &lt;file&gt;..." to include in what will be committed)</text:p>
      <text:p text:style-name="Standard">#</text:p>
      <text:p text:style-name="Standard"># <text:s text:c="6"/>trash/</text:p>
      <text:p text:style-name="Standard"/>
      <text:p text:style-name="Standard">skrishnan@STXBLR1DT007 /d/gitsoft (master)</text:p>
      <text:p text:style-name="Standard">$ git reset head pravBooks/trash2/trs.txt</text:p>
      <text:p text:style-name="Standard"/>
      <text:p text:style-name="Standard">skrishnan@STXBLR1DT007 /d/gitsoft (master)</text:p>
      <text:p text:style-name="Standard">$ git status</text:p>
      <text:p text:style-name="Standard"># On branch master</text:p>
      <text:p text:style-name="Standard"># Changes to be committed:</text:p>
      <text:p text:style-name="Standard"># <text:s text:c="2"/>(use "git reset HEAD &lt;file&gt;..." to unstage)</text:p>
      <text:p text:style-name="Standard">#</text:p>
      <text:p text:style-name="Standard"># <text:s text:c="6"/>new file: <text:s text:c="2"/>pravBooks/Basic DOS Commands.pdf</text:p>
      <text:p text:style-name="Standard">#</text:p>
      <text:p text:style-name="Standard"># Untracked files:</text:p>
      <text:p text:style-name="Standard"># <text:s text:c="2"/>(use "git add &lt;file&gt;..." to include in what will be committed)</text:p>
      <text:p text:style-name="Standard">#</text:p>
      <text:p text:style-name="Standard"># <text:s text:c="6"/>pravBooks/trash2/</text:p>
      <text:p text:style-name="Standard"># <text:s text:c="6"/>trash/</text:p>
      <text:p text:style-name="Standard"/>
      <text:p text:style-name="Standard">skrishnan@STXBLR1DT007 /d/gitsoft (master)</text:p>
      <text:p text:style-name="Standard">$ git commit -m 'Added another pdf file to pravBooks'</text:p>
      <text:p text:style-name="Standard">[master 2a34a76] Added another pdf file to pravBooks</text:p>
      <text:p text:style-name="Standard"><text:s/>1 files changed, 0 insertions(+), 0 deletions(-)</text:p>
      <text:p text:style-name="Standard"><text:s/>create mode 100644 pravBooks/Basic DOS Commands.pdf</text:p>
      <text:p text:style-name="Standard"/>
      <text:p text:style-name="Standard">skrishnan@STXBLR1DT007 /d/gitsoft (master)</text:p>
      <text:p text:style-name="Standard">$ git status</text:p>
      <text:p text:style-name="Standard"># On branch master</text:p>
      <text:p text:style-name="Standard"># Your branch is ahead of 'origin/master' by 1 commit.</text:p>
      <text:p text:style-name="Standard">#</text:p>
      <text:p text:style-name="Standard"># Untracked files:</text:p>
      <text:p text:style-name="Standard"><text:soft-page-break/># <text:s text:c="2"/>(use "git add &lt;file&gt;..." to include in what will be committed)</text:p>
      <text:p text:style-name="Standard">#</text:p>
      <text:p text:style-name="Standard"># <text:s text:c="6"/>pravBooks/trash2/</text:p>
      <text:p text:style-name="Standard"># <text:s text:c="6"/>trash/</text:p>
      <text:p text:style-name="Standard">nothing added to commit but untracked files present (use "git add" to track)</text:p>
      <text:p text:style-name="Standard"/>
      <text:p text:style-name="Standard">skrishnan@STXBLR1DT007 /d/gitsoft (master)</text:p>
      <text:p text:style-name="Standard">$ git push -u origin master</text:p>
      <text:p text:style-name="Standard">Counting objects: 6, done.</text:p>
      <text:p text:style-name="Standard">Delta compression using up to 4 threads.</text:p>
      <text:p text:style-name="Standard">Compressing objects: 100% (4/4), done.</text:p>
      <text:p text:style-name="Standard">Writing objects: 100% (4/4), 14.61 KiB, done.</text:p>
      <text:p text:style-name="Standard">Total 4 (delta 2), reused 0 (delta 0)</text:p>
      <text:p text:style-name="Standard">To git@github.com:srkrishnan/softwares.git</text:p>
      <text:p text:style-name="Standard"><text:s text:c="3"/>d737dfc..2a34a76 <text:s/>master -&gt; master</text:p>
      <text:p text:style-name="Standard">Branch master set up to track remote branch master from origin.</text:p>
      <text:p text:style-name="Standard"/>
      <text:p text:style-name="Standard">skrishnan@STXBLR1DT007 /d/gitsoft (master)</text:p>
      <text:p text:style-name="Standard">$ git clean -d -x</text:p>
      <text:p text:style-name="Standard">fatal: clean.requireForce defaults to true and neither -n nor -f given; refusing</text:p>
      <text:p text:style-name="Standard"><text:s/>to clean</text:p>
      <text:p text:style-name="Standard"/>
      <text:p text:style-name="Standard">skrishnan@STXBLR1DT007 /d/gitsoft (master)</text:p>
      <text:p text:style-name="Standard">$ ls</text:p>
      <text:p text:style-name="Standard">README <text:s/>linux <text:s/>pravBooks <text:s/>software <text:s/>trash <text:s/>ubunut</text:p>
      <text:p text:style-name="Standard"/>
      <text:p text:style-name="Standard">skrishnan@STXBLR1DT007 /d/gitsoft (master)</text:p>
      <text:p text:style-name="Standard">$ git status</text:p>
      <text:p text:style-name="Standard"># On branch master</text:p>
      <text:p text:style-name="Standard"># Untracked files:</text:p>
      <text:p text:style-name="Standard"># <text:s text:c="2"/>(use "git add &lt;file&gt;..." to include in what will be committed)</text:p>
      <text:p text:style-name="Standard">#</text:p>
      <text:p text:style-name="Standard"># <text:s text:c="6"/>pravBooks/trash2/</text:p>
      <text:p text:style-name="Standard"># <text:s text:c="6"/>trash/</text:p>
      <text:p text:style-name="Standard">nothing added to commit but untracked files present (use "git add" to track)</text:p>
      <text:p text:style-name="Standard"/>
      <text:p text:style-name="Standard">skrishnan@STXBLR1DT007 /d/gitsoft (master)</text:p>
      <text:p text:style-name="Standard">$ git clean -x -d</text:p>
      <text:p text:style-name="Standard">fatal: clean.requireForce defaults to true and neither -n nor -f given; refusing</text:p>
      <text:p text:style-name="Standard"><text:s/>to clean</text:p>
      <text:p text:style-name="Standard"/>
      <text:p text:style-name="Standard">skrishnan@STXBLR1DT007 /d/gitsoft (master)</text:p>
      <text:p text:style-name="Standard">$ git clean -x -d <text:s/>-f</text:p>
      <text:p text:style-name="Standard">Removing pravBooks/trash2/</text:p>
      <text:p text:style-name="Standard">Removing trash/</text:p>
      <text:p text:style-name="Standard"/>
      <text:p text:style-name="Standard">skrishnan@STXBLR1DT007 /d/gitsoft (master)</text:p>
      <text:p text:style-name="Standard">$ git status</text:p>
      <text:p text:style-name="Standard"># On branch master</text:p>
      <text:p text:style-name="Standard"><text:soft-page-break/>nothing to commit (working directory clean)</text:p>
      <text:p text:style-name="Standard"/>
      <text:p text:style-name="Standard">skrishnan@STXBLR1DT007 /d/gitsoft (master)</text:p>
      <text:p text:style-name="Standard">$ ls</text:p>
      <text:p text:style-name="Standard">README <text:s/>linux <text:s/>pravBooks <text:s/>software <text:s/>ubunut</text:p>
      <text:p text:style-name="Standard"/>
      <text:p text:style-name="Standard">skrishnan@STXBLR1DT007 /d/gitsoft (master)</text:p>
      <text:p text:style-name="Standard">$ cd ubunut/</text:p>
      <text:p text:style-name="Standard"/>
      <text:p text:style-name="Standard">skrishnan@STXBLR1DT007 /d/gitsoft/ubunut (master)</text:p>
      <text:p text:style-name="Standard">$ ls</text:p>
      <text:p text:style-name="Standard">ubu.txt</text:p>
      <text:p text:style-name="Standard"/>
      <text:p text:style-name="Standard">skrishnan@STXBLR1DT007 /d/gitsoft/ubunut (master)</text:p>
      <text:p text:style-name="Standard">$ vi ubu.txt</text:p>
      <text:p text:style-name="Standard"/>
      <text:p text:style-name="Standard">skrishnan@STXBLR1DT007 /d/gitsoft/ubunut (master)</text:p>
      <text:p text:style-name="Standard">$ git diff</text:p>
      <text:p text:style-name="Standard">diff --git a/ubunut/ubu.txt b/ubunut/ubu.txt</text:p>
      <text:p text:style-name="Standard">index b986c36..9d4f232 100644</text:p>
      <text:p text:style-name="Standard">--- a/ubunut/ubu.txt</text:p>
      <text:p text:style-name="Standard">+++ b/ubunut/ubu.txt</text:p>
      <text:p text:style-name="Standard">@@ -1 +1,2 @@</text:p>
      <text:p text:style-name="Standard">-hiiiii:</text:p>
      <text:p text:style-name="Standard">+hiiiii</text:p>
      <text:p text:style-name="Standard">+hello dude:</text:p>
      <text:p text:style-name="Standard"/>
      <text:p text:style-name="Standard">skrishnan@STXBLR1DT007 /d/gitsoft/ubunut (master)</text:p>
      <text:p text:style-name="Standard">$ vi ubu.txt</text:p>
      <text:p text:style-name="Standard"/>
      <text:p text:style-name="Standard">skrishnan@STXBLR1DT007 /d/gitsoft/ubunut (master)</text:p>
      <text:p text:style-name="Standard">$ git diff</text:p>
      <text:p text:style-name="Standard">diff --git a/ubunut/ubu.txt b/ubunut/ubu.txt</text:p>
      <text:p text:style-name="Standard">index b986c36..10adc55 100644</text:p>
      <text:p text:style-name="Standard">--- a/ubunut/ubu.txt</text:p>
      <text:p text:style-name="Standard">+++ b/ubunut/ubu.txt</text:p>
      <text:p text:style-name="Standard">@@ -1 +1,3 @@</text:p>
      <text:p text:style-name="Standard">-hiiiii:</text:p>
      <text:p text:style-name="Standard">+hiiiii</text:p>
      <text:p text:style-name="Standard">+hello dude:</text:p>
      <text:p text:style-name="Standard">+nice to see youe</text:p>
      <text:p text:style-name="Standard"/>
      <text:p text:style-name="Standard">skrishnan@STXBLR1DT007 /d/gitsoft/ubunut (master)</text:p>
      <text:p text:style-name="Standard">$ git status</text:p>
      <text:p text:style-name="Standard"># On branch master</text:p>
      <text:p text:style-name="Standard"># Changes not staged for commit:</text:p>
      <text:p text:style-name="Standard"># <text:s text:c="2"/>(use "git add &lt;file&gt;..." to update what will be committed)</text:p>
      <text:p text:style-name="Standard"># <text:s text:c="2"/>(use "git checkout -- &lt;file&gt;..." to discard changes in working directory)</text:p>
      <text:p text:style-name="Standard">#</text:p>
      <text:p text:style-name="Standard"><text:soft-page-break/># <text:s text:c="6"/>modified: <text:s text:c="2"/>ubu.txt</text:p>
      <text:p text:style-name="Standard">#</text:p>
      <text:p text:style-name="Standard">no changes added to commit (use "git add" and/or "git commit -a")</text:p>
      <text:p text:style-name="Standard"/>
      <text:p text:style-name="Standard">skrishnan@STXBLR1DT007 /d/gitsoft/ubunut (master)</text:p>
      <text:p text:style-name="Standard">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5T12:15:08.21</meta:creation-date>
    <meta:document-statistic meta:table-count="0" meta:image-count="0" meta:object-count="0" meta:page-count="7" meta:paragraph-count="241" meta:word-count="1007" meta:character-count="7659"/>
    <dc:date>2012-06-15T12:16:37.23</dc:date>
    <meta:editing-duration>PT1M29S</meta:editing-duration>
    <meta:editing-cycles>1</meta:editing-cycles>
    <meta:generator>OpenOffice.org/3.4$Win32 OpenOffice.org_project/340m1$Build-9590</meta:generator>
  </office:meta>
</office:document-meta>
</file>